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5142" officeooo:paragraph-rsid="00155142"/>
    </style:style>
    <style:style style:name="P2" style:family="paragraph" style:parent-style-name="Standard">
      <style:text-properties fo:color="#ff0000" loext:opacity="100%"/>
    </style:style>
    <style:style style:name="P3" style:family="paragraph" style:parent-style-name="Standard">
      <style:text-properties fo:color="#ff0000" loext:opacity="100%" fo:font-weight="bold" style:font-weight-asian="bold" style:font-weight-complex="bold"/>
    </style:style>
    <style:style style:name="P4" style:family="paragraph" style:parent-style-name="Standard">
      <style:text-properties fo:color="#1c1c1c" loext:opacity="100%"/>
    </style:style>
    <style:style style:name="P5" style:family="paragraph" style:parent-style-name="Text_20_body">
      <style:text-properties officeooo:rsid="001c5247" officeooo:paragraph-rsid="001c5247"/>
    </style:style>
    <style:style style:name="P6" style:family="paragraph" style:parent-style-name="Text_20_body">
      <style:text-properties officeooo:rsid="001c5e2d" officeooo:paragraph-rsid="001c5e2d"/>
    </style:style>
    <style:style style:name="P7" style:family="paragraph" style:parent-style-name="Text_20_body">
      <style:text-properties officeooo:rsid="0021896a" officeooo:paragraph-rsid="0021896a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Heading_20_2">
      <style:text-properties officeooo:paragraph-rsid="00222847"/>
    </style:style>
    <style:style style:name="P10" style:family="paragraph" style:parent-style-name="Standard">
      <style:text-properties fo:font-weight="normal" officeooo:rsid="00155142" officeooo:paragraph-rsid="00155142" style:font-weight-asian="normal" style:font-weight-complex="normal"/>
    </style:style>
    <style:style style:name="P11" style:family="paragraph" style:parent-style-name="Standard" style:list-style-name="L1">
      <style:text-properties fo:font-weight="normal" officeooo:paragraph-rsid="00155142" style:font-weight-asian="normal" style:font-weight-complex="normal"/>
    </style:style>
    <style:style style:name="P12" style:family="paragraph" style:parent-style-name="Standard" style:list-style-name="L1">
      <style:text-properties officeooo:paragraph-rsid="00155142"/>
    </style:style>
    <style:style style:name="P13" style:family="paragraph" style:parent-style-name="Text_20_body" style:list-style-name="L2">
      <style:text-properties officeooo:paragraph-rsid="001a2b68"/>
    </style:style>
    <style:style style:name="P14" style:family="paragraph" style:parent-style-name="Text_20_body" style:list-style-name="L2">
      <style:text-properties fo:font-weight="bold" officeooo:rsid="001a2b68" officeooo:paragraph-rsid="001a2b68" style:font-weight-asian="bold" style:font-weight-complex="bold"/>
    </style:style>
    <style:style style:name="P15" style:family="paragraph" style:parent-style-name="Text_20_body" style:list-style-name="L2">
      <style:text-properties fo:font-weight="bold" officeooo:rsid="001a8d52" officeooo:paragraph-rsid="001a8d52" style:font-weight-asian="bold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21f824" officeooo:paragraph-rsid="0021f824" style:font-weight-asian="bold" style:font-weight-complex="bold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cm" fo:margin-bottom="0cm" style:contextual-spacing="false"/>
    </style:style>
    <style:style style:name="P22" style:family="paragraph" style:parent-style-name="Text_20_body">
      <style:text-properties fo:font-weight="normal" officeooo:rsid="001a2b68" officeooo:paragraph-rsid="001a2b68" style:font-weight-asian="normal" style:font-weight-complex="normal"/>
    </style:style>
    <style:style style:name="P23" style:family="paragraph" style:parent-style-name="Text_20_body">
      <style:text-properties officeooo:rsid="00221988" officeooo:paragraph-rsid="00221988"/>
    </style:style>
    <style:style style:name="P24" style:family="paragraph" style:parent-style-name="Text_20_body">
      <style:text-properties officeooo:paragraph-rsid="00222847"/>
    </style:style>
    <style:style style:name="P25" style:family="paragraph" style:parent-style-name="Text_20_body">
      <style:text-properties officeooo:rsid="00230087" officeooo:paragraph-rsid="00230087"/>
    </style:style>
    <style:style style:name="P26" style:family="paragraph" style:parent-style-name="Text_20_body">
      <style:text-properties officeooo:rsid="0024418f" officeooo:paragraph-rsid="0024418f"/>
    </style:style>
    <style:style style:name="P27" style:family="paragraph" style:parent-style-name="Text_20_body" style:list-style-name="L5">
      <style:text-properties officeooo:rsid="0024418f" officeooo:paragraph-rsid="0024418f"/>
    </style:style>
    <style:style style:name="T1" style:family="text">
      <style:text-properties officeooo:rsid="001551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142" style:font-weight-asian="bold" style:font-weight-complex="bold"/>
    </style:style>
    <style:style style:name="T4" style:family="text">
      <style:text-properties fo:font-weight="bold" officeooo:rsid="001a2b6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5142" style:font-weight-asian="normal" style:font-weight-complex="normal"/>
    </style:style>
    <style:style style:name="T7" style:family="text">
      <style:text-properties fo:font-weight="normal" officeooo:rsid="001a2b68" style:font-weight-asian="normal" style:font-weight-complex="normal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0% 100%" fo:font-size="13pt" fo:font-weight="bold" style:font-size-asian="13pt" style:font-weight-asian="bold" style:font-size-complex="13pt" style:font-weight-complex="bold"/>
    </style:style>
    <style:style style:name="T10" style:family="text">
      <style:text-properties officeooo:rsid="00222847"/>
    </style:style>
    <style:style style:name="T11" style:family="text">
      <style:text-properties officeooo:rsid="0025612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YOUTE_RESPONSIVO</text:h>
      <text:p text:style-name="Standard"/>
      <text:p text:style-name="P1">Sobre medida autoajustáveis, para se evitar fazer calculos sobre tamanho de fontes temos o artifício de se colocar a unidade de medida <text:span text:style-name="T2">REM </text:span><text:span text:style-name="T5">, que <text:s/>tem sua relação de tamanho com a tag HTML.</text:span></text:p>
      <text:p text:style-name="P10"/>
      <text:list xml:id="list362447541" text:style-name="L1">
        <text:list-item>
          <text:p text:style-name="P12"><text:span text:style-name="T3">REM → </text:span><text:span text:style-name="T6">("root em") é o tamanho de fonte do elemento-raiz do documento. Diferentemente do em , que pode ser diferente para cada elemento, o rem é constante em todo o documento. Outras unidades em desenvolvimento permitem especificar tamanhos relativos à janela do leitor. São a vw e vh .</text:span></text:p>
        </text:list-item>
        <text:list-item>
          <text:p text:style-name="P12"><text:bookmark text:name="alternative-65340"/><text:span text:style-name="T3">REM</text:span><text:span text:style-name="T6"> vem de “Root ephemeral” que em uma tradução técnica fica “variável à raiz”, ou seja, é variável em relação à propriedade </text:span><text:span text:style-name="Source_20_Text"><text:span text:style-name="T6">font-size</text:span></text:span><text:span text:style-name="T6"> da tag raiz (HTML). EM vem de “ephemeral” que significa “variável”, e ela é variável à propriedade </text:span><text:span text:style-name="Source_20_Text"><text:span text:style-name="T6">font-size</text:span></text:span><text:span text:style-name="T6"> da tag mãe.</text:span></text:p>
        </text:list-item>
      </text:list>
      <text:h text:style-name="P8" text:outline-level="2"><text:span text:style-name="T1">T</text:span>IPOS DE IMAGENS</text:h>
      <text:list xml:id="list1614368735" text:style-name="L2">
        <text:list-item>
          <text:p text:style-name="P13"><text:span text:style-name="T4">PNG – </text:span><text:span text:style-name="T7">É <text:s/>um tipo de imagem pouco compacto, ele consegue manter bastante a qualidade da imagem para compensar isso seu tamanho de arquivo é bastante elevado.</text:span></text:p>
        </text:list-item>
        <text:list-item>
          <text:p text:style-name="P14">JPG – <text:span text:style-name="T5">Eles são muito mais compactos e por conta disso a qualidade não é tão boa quanto um png e além disso ele não consegue utlizar certos efeitos como o de transparencia de fundo.</text:span></text:p>
        </text:list-item>
        <text:list-item>
          <text:p text:style-name="P15">GIFs – <text:span text:style-name="T5">O tamanho de um GIF pode variar muito dependendo do tamnho da animação e tambem da resolução do GIF.</text:span></text:p>
        </text:list-item>
        <text:list-item>
          <text:p text:style-name="P15">SVG – <text:s/><text:span text:style-name="T5">São imagens criadas sobre instruções do computador, então o computador recebe uma instrução e monta o desenho na tela. O desenho é formado por calculos idependente do tamanho da imagem sua qualidade será a mesma diferente dos outros formatos citados a cima. O SVG é mas leve pelo motivo que ele só precisa guardar as instruções de como guardar imagens e não a posição dos pxs</text:span></text:p>
        </text:list-item>
      </text:list>
      <text:h text:style-name="Heading_20_2" text:outline-level="2">Quando usar o tipo ideal?</text:h>
      <text:p text:style-name="P5">Normalmente os formatos SVG são usados para fazer logotipos, icones e imagens de ilustrções mais simples fora isso deve ser utilizado o formato JPG.</text:p>
      <text:p text:style-name="P5">Se for preciso utilizar a imagem com propriedade de transparência neste caso é recomendado se utilizar o PNG.</text:p>
      <text:p text:style-name="P5"/>
      <text:h text:style-name="Heading_20_2" text:outline-level="2"><text:soft-page-break/>Animações</text:h>
      <text:p text:style-name="P6">Quando se trata de animações o SVG é o cara para fazer coisas incriveis por isso temos um curso completo a respeito deste assunto.</text:p>
      <text:p text:style-name="P6"><text:a xlink:type="simple" xlink:href="https://cursos.alura.com.br/course/svg-css-animacao" text:style-name="Internet_20_link" text:visited-style-name="Visited_20_Internet_20_Link">https://cursos.alura.com.br/course/svg-css-animacao</text:a></text:p>
      <text:p text:style-name="P6"><text:a xlink:type="simple" xlink:href="https://www.vecteezy.com/free-vector/landscape-logo" text:style-name="Internet_20_link" text:visited-style-name="Visited_20_Internet_20_Link">https://www.vecteezy.com/free-vector/landscape-logo</text:a></text:p>
      <text:p text:style-name="P6"/>
      <text:h text:style-name="Heading_20_2" text:outline-level="2">Conceito mobile-firt</text:h>
      <text:p text:style-name="P6">Na hora de seguir um conceito de desenvolvimento, seja mobile-first ou desktop-first, não existe certo ou errado. Cada um deles tem suas vantagens e desvantagens, e elas devem ser avaliadas de acordo com as necessidades do projeto.</text:p>
      <text:h text:style-name="Heading_20_2" text:outline-level="2">Algumas motivações para usar mobile-first:</text:h>
      <text:list xml:id="list801440704" text:style-name="L3">
        <text:list-item>
          <text:p text:style-name="P19">Grande parte dos acessos e vendas vem de dispositivos mobile</text:p>
        </text:list-item>
        <text:list-item>
          <text:p text:style-name="P19">O design é minimalista e simplificado</text:p>
        </text:list-item>
        <text:list-item>
          <text:p text:style-name="P18">Foco em conteúdo</text:p>
        </text:list-item>
      </text:list>
      <text:h text:style-name="Heading_20_2" text:outline-level="2" text:is-list-header="true">Algumas motivações para usar desktop-first:</text:h>
      <text:list xml:id="list113886837" text:style-name="L4">
        <text:list-item>
          <text:p text:style-name="P21">A interface pode ter diversas features mais ricas</text:p>
        </text:list-item>
        <text:list-item>
          <text:p text:style-name="P21">Maior capacidade de banda e processamento</text:p>
        </text:list-item>
        <text:list-item>
          <text:p text:style-name="P20">O produto é otimizado para desktop (ex: Google Docs)</text:p>
        </text:list-item>
      </text:list>
      <text:p text:style-name="Text_20_body">Então na hora de desenvolver é importante analisar todos os pontos que vão influenciar no projeto. Clientes, features, custo e linguagem visual, são alguns dos pontos que vão favorecer uma abordagem sobre a outra.</text:p>
      <text:p text:style-name="P6"/>
      <text:p text:style-name="P22"/>
      <text:p text:style-name="P22"/>
      <text:p text:style-name="P22"/>
      <text:p text:style-name="P22"/>
      <text:h text:style-name="Heading_20_2" text:outline-level="2"><text:soft-page-break/>Criando variáveis de cores no css</text:h>
      <text:p text:style-name="P2"><text:span text:style-name="T9">:root </text:span><text:span text:style-name="T8">{</text:span> /*essa é a maneira de criar variáveis de cores no css*/</text:p>
      <text:p text:style-name="P4">--branco: #FFF;</text:p>
      <text:p text:style-name="P4">--azul-claro: #DFE3E5;</text:p>
      <text:p text:style-name="P4">--vermelho-forte: #B72E2E;</text:p>
      <text:p text:style-name="P4">--cinza-escuro: #4F4C4C;</text:p>
      <text:p text:style-name="P4">--cinza-claro: #F7F4F4;</text:p>
      <text:p text:style-name="P4">--cinza-medio: #D9D9D9;</text:p>
      <text:p text:style-name="P4">--fonte-link: #0084FF;</text:p>
      <text:p text:style-name="P4">--fonte-cinza: #666;</text:p>
      <text:p text:style-name="P4">--borda-cabecalho-mobile: #103D4A;</text:p>
      <text:p text:style-name="P4">--bg-rodape: #333;</text:p>
      <text:p text:style-name="P4">--bg-chamada-mobile: #00161C;</text:p>
      <text:p text:style-name="P4">--planos-cartao-start: #56CCF2;</text:p>
      <text:p text:style-name="P4">--planos-cartao-ultra: #B04CD9;</text:p>
      <text:p text:style-name="P4">--planos-cartao-mega: #E33B3B;</text:p>
      <text:p text:style-name="P3">}</text:p>
      <text:p text:style-name="P2"/>
      <text:p text:style-name="P7">O (–) antes das palavras define como uma variável</text:p>
      <text:p text:style-name="P17">Vantagens: <text:span text:style-name="T5"><text:s/>no caso de manutenção no site é muito mais fácil trocar em apenas um lugar alterando todo o conteúdo com apenas uma variável.</text:span></text:p>
      <text:p text:style-name="P17"><text:span text:style-name="T5"/></text:p>
      <text:h text:style-name="Heading_20_2" text:outline-level="2">Tag adress</text:h>
      <text:p text:style-name="P23">Serve para indicar um endereço de forma semâmtica no html</text:p>
      <text:p text:style-name="P23"/>
      <text:h text:style-name="P9" text:outline-level="2">Fazendo ligações e enviando e-mail com html</text:h>
      <text:p text:style-name="P24"><text:span text:style-name="T10">Para tal feito dentro da tag (a) dentro de href → é preciso definir tel: ou mailto:</text:span></text:p>
      <text:p text:style-name="P24"/>
      <text:h text:style-name="Heading_20_2" text:outline-level="2"><text:soft-page-break/></text:h>
      <text:h text:style-name="Heading_20_2" text:outline-level="2">Sobre mediaquer<text:span text:style-name="T11">ies</text:span></text:h>
      <text:p text:style-name="P25">Elas são usadas para mudar as configurações de uma página estabelecendo uma condição</text:p>
      <text:p text:style-name="P26">sua sintaxe:</text:p>
      <text:list xml:id="list3593196423" text:style-name="L5">
        <text:list-item>
          <text:p text:style-name="P27">@media screen and (min-width: 650px){</text:p>
          <text:p text:style-name="P27">}</text:p>
        </text:list-item>
      </text:list>
      <text:p text:style-name="P26">Onde screnn é a condição para que tal ação aconteça.</text:p>
      <text:p text:style-name="P26"/>
      <text:p text:style-name="P26"><text:a xlink:type="simple" xlink:href="https://css-tricks.com/snippets/css/media-queries-for-standard-devices/" text:style-name="Internet_20_link" text:visited-style-name="Visited_20_Internet_20_Link">https://css-tricks.com/snippets/css/media-queries-for-standard-devices/</text:a></text:p>
      <text:p text:style-name="P26"/>
      <text:p text:style-name="Text_20_body"/>
      <text:p text:style-name="P16"/>
      <text:list xml:id="list190413198772255" text:continue-list="list362447541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15cm" fo:margin-bottom="1.109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0T14:23:28.890598352</meta:creation-date>
    <dc:date>2022-04-15T19:04:09.089211686</dc:date>
    <meta:editing-duration>PT8H4M37S</meta:editing-duration>
    <meta:editing-cycles>15</meta:editing-cycles>
    <meta:generator>LibreOffice/7.2.5.2$Linux_X86_64 LibreOffice_project/499f9727c189e6ef3471021d6132d4c694f357e5</meta:generator>
    <meta:document-statistic meta:table-count="0" meta:image-count="0" meta:object-count="0" meta:page-count="4" meta:paragraph-count="58" meta:word-count="659" meta:character-count="4028" meta:non-whitespace-character-count="3448"/>
  </office:meta>
</office:document-meta>
</file>